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213" officeooo:paragraph-rsid="00179213"/>
    </style:style>
    <style:style style:name="P2" style:family="paragraph" style:parent-style-name="Standard">
      <style:paragraph-properties fo:text-align="start" style:justify-single-word="false"/>
      <style:text-properties officeooo:rsid="00179213" officeooo:paragraph-rsid="00179213"/>
    </style:style>
    <style:style style:name="P3" style:family="paragraph" style:parent-style-name="Standard">
      <style:paragraph-properties fo:text-align="start" style:justify-single-word="false"/>
      <style:text-properties officeooo:paragraph-rsid="00186a60"/>
    </style:style>
    <style:style style:name="P4" style:family="paragraph" style:parent-style-name="Standard">
      <style:paragraph-properties fo:text-align="start" style:justify-single-word="false"/>
      <style:text-properties officeooo:rsid="00186a60" officeooo:paragraph-rsid="00186a60"/>
    </style:style>
    <style:style style:name="T1" style:family="text">
      <style:text-properties officeooo:rsid="00186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SQL</text:p>
      <text:p text:style-name="P2">#create database (nome do banco); Cria um banco de dados.</text:p>
      <text:p text:style-name="P2">#show databases; Verifica os bancos de dados existentes.</text:p>
      <text:p text:style-name="P2">#use (nome do banco); informa o SGBDR qual banco o você vai usar.</text:p>
      <text:p text:style-name="P2">#show tables; Mostra as tabelas existentes.</text:p>
      <text:p text:style-name="P1"/>
      <text:p text:style-name="P2">SQL Constraints (Restrições)</text:p>
      <text:p text:style-name="P2">NOT NULL Obriga o campo a sempre ter um valor.</text:p>
      <text:p text:style-name="P2">UNIQUE <text:span text:style-name="T1">I</text:span>dent<text:span text:style-name="T1">ifica de forma única, </text:span>Não<text:span text:style-name="T1"> pode ser repetido.</text:span></text:p>
      <text:p text:style-name="P4">PRIMARY KEY identifica de forma única e a coluna não pode conter valores NULL.</text:p>
      <text:p text:style-name="P4">FOREIGN KEY É um campo que aponta para a chave primária em outra tabela</text:p>
      <text:p text:style-name="P3"><text:span text:style-name="T1">DEFAULT Cria um valor padrão, Ex:Se todos os clientes forem de são paulo, usa para repetir o (SP)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0:57:03.990403003</meta:creation-date>
    <dc:date>2022-05-17T12:48:25.439155329</dc:date>
    <meta:editing-duration>PT1H28M31S</meta:editing-duration>
    <meta:editing-cycles>1</meta:editing-cycles>
    <meta:document-statistic meta:table-count="0" meta:image-count="0" meta:object-count="0" meta:page-count="1" meta:paragraph-count="11" meta:word-count="107" meta:character-count="610" meta:non-whitespace-character-count="514"/>
    <meta:generator>LibreOffice/6.4.6.2$Linux_X86_64 LibreOffice_project/40$Build-2</meta:generator>
  </office:meta>
</office:document-meta>
</file>